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11in"/>
    </style:style>
    <style:style style:name="co3" style:family="table-column">
      <style:table-column-properties fo:break-before="auto" style:column-width="1.0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ble type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ASIC_Init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GetDisplaySurfaceSize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ASIC_RegistersInit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VRAM_BlockVenderDetection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IGxEncoderControl</text:p>
          </table:table-cell>
          <table:table-cell/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emoryControllerInit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CRTCMemReq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emoryParamAdjust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VOEncoderControl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GPIOPin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EngineClock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MemoryClock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PixelClock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ynamicClockGating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ResetMemoryDL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ResetMemoryDevice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emoryPLLInit</text:p>
          </table:table-cell>
          <table:table-cell/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AdjustDisplayPll</text:p>
          </table:table-cell>
          <table:table-cell/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AdjustMemoryController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ASIC_StaticPwrMgt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ASIC_StaticPwrMgtStatusChange</text:p>
          </table:table-cell>
          <table:table-cell office:value-type="string" calcext:value-type="string">
            <text:p>Obsolete <text:s text:c="5"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AC_LoadDetection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LVTMAEncoderContro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LCD1Output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AC1Encoder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AC2Encoder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VOOutput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CV1OutputContro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GetConditionalGoldenSetting</text:p>
          </table:table-cell>
          <table:table-cell/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TVEncoderControl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TMDSAEncoder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LVDSEncoder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TV1OutputContro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Scaler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BlankCRTC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CRTC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GetPixelClock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VGA_Render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GetSCLKOverMCLKRatio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CRTC_Timing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CRTC_OverScan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CRTC_Replication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lectCRTC_Source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GraphSurfaces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UpdateCRTC_DoubleBufferRegisters</text:p>
          </table:table-cell>
          <table:table-cell/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LUT_AutoFil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HW_IconCursor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GetMemoryClock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GetEngineClock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CRTC_UsingDTDTiming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xternalEncoder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LVTMAOutput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VRAM_BlockDetectionByStrap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emoryCleanUp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ProcessI2cChannelTransac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WriteOneByteToHWAssistedI2C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ReadHWAssistedI2CStatus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peedFanControl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PowerConnectorDetection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C_Synchronization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ComputeMemoryEnginePL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emoryRefreshConversion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VRAM_GetCurrentInfoBlock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ynamicMemorySettings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emoryTraining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SpreadSpectrumOnPPL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TMDSAOutput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Voltag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AC1Output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AC2OutputControl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SetupHWAssistedI2CStatus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ClockSource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MemoryDeviceInit</text:p>
          </table:table-cell>
          <table:table-cell office:value-type="string" calcext:value-type="string">
            <text:p>Atomic <text:s/>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EnableYUV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IG1EncoderContro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IG2EncoderContro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IG1TransmitterContro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IG2TransmitterControl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ProcessAuxChannelTransac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uint16_t</text:p>
          </table:table-cell>
          <table:table-cell office:value-type="string" calcext:value-type="string">
            <text:p>DPEncoderService</text:p>
          </table:table-cell>
          <table:table-cell office:value-type="string" calcext:value-type="string">
            <text:p>Function</text:p>
          </table:table-cell>
        </table:table-row>
        <table:table-row table:style-name="ro1" table:number-rows-repeated="104849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4:38:49.837159397</meta:creation-date>
    <dc:date>2025-09-27T15:24:41.171737367</dc:date>
    <meta:editing-duration>PT45M50S</meta:editing-duration>
    <meta:editing-cycles>3</meta:editing-cycles>
    <meta:generator>LibreOffice/25.2.4.3$Linux_X86_64 LibreOffice_project/520$Build-3</meta:generator>
    <meta:document-statistic meta:table-count="1" meta:cell-count="238" meta:object-count="0"/>
  </office:meta>
</office:document-meta>
</file>